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Hits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rrayHits.set( i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rrayHits.initial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rrayHits.ArrayHits( int initia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rrayHits.skipTo( int targ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rrayHits.ArrayHi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